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d3172" officeooo:paragraph-rsid="000d3172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text-underline-style="none" officeooo:rsid="000d3172" officeooo:paragraph-rsid="000d3172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underline-style="none" officeooo:rsid="000d3172" officeooo:paragraph-rsid="000d3172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underline-style="none" officeooo:rsid="000e3c6a" officeooo:paragraph-rsid="000e3c6a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underline-style="none" officeooo:rsid="000eec0c" officeooo:paragraph-rsid="000eec0c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underline-style="none" officeooo:rsid="000eec0c" officeooo:paragraph-rsid="001551f4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underline-style="none" officeooo:rsid="001109dc" officeooo:paragraph-rsid="001109dc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underline-style="none" officeooo:rsid="00145554" officeooo:paragraph-rsid="00145554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officeooo:rsid="001551f4" officeooo:paragraph-rsid="001551f4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none" officeooo:rsid="0018c124" officeooo:paragraph-rsid="001551f4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none" officeooo:rsid="00190536" officeooo:paragraph-rsid="00190536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none" officeooo:rsid="001f6629" officeooo:paragraph-rsid="001f6629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none" officeooo:rsid="00201d29" officeooo:paragraph-rsid="00201d29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0d3172" officeooo:paragraph-rsid="000d3172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1109dc" officeooo:paragraph-rsid="001109dc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1551f4" officeooo:paragraph-rsid="001551f4"/>
    </style:style>
    <style:style style:name="T1" style:family="text">
      <style:text-properties officeooo:rsid="000eec0c"/>
    </style:style>
    <style:style style:name="T2" style:family="text">
      <style:text-properties officeooo:rsid="00142afd"/>
    </style:style>
    <style:style style:name="T3" style:family="text">
      <style:text-properties officeooo:rsid="001551f4"/>
    </style:style>
    <style:style style:name="T4" style:family="text">
      <style:text-properties officeooo:rsid="0016888a"/>
    </style:style>
    <style:style style:name="T5" style:family="text">
      <style:text-properties officeooo:rsid="00190536"/>
    </style:style>
    <style:style style:name="T6" style:family="text">
      <style:text-properties officeooo:rsid="00195286"/>
    </style:style>
    <style:style style:name="T7" style:family="text">
      <style:text-properties officeooo:rsid="001b4709"/>
    </style:style>
    <style:style style:name="T8" style:family="text">
      <style:text-properties officeooo:rsid="001c9964"/>
    </style:style>
    <style:style style:name="T9" style:family="text">
      <style:text-properties officeooo:rsid="001d0f1b"/>
    </style:style>
    <style:style style:name="T10" style:family="text">
      <style:text-properties officeooo:rsid="001f6629"/>
    </style:style>
    <style:style style:name="T11" style:family="text">
      <style:text-properties officeooo:rsid="00201d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fonctions de l’entreprise</text:p>
      <text:p text:style-name="P1">La fonction RH</text:p>
      <text:p text:style-name="P1"/>
      <text:p text:style-name="P2"/>
      <text:p text:style-name="P14">La f<text:span text:style-name="T4">on</text:span>ct<text:span text:style-name="T4">ion</text:span> RH</text:p>
      <text:p text:style-name="P3">⇒ les entreprises sont performante ou innovante grâce :</text:p>
      <text:p text:style-name="P3"><text:tab/>- a leur personnel</text:p>
      <text:p text:style-name="P3"/>
      <text:p text:style-name="P3">⇒ les entrepreneurs dises que les hommes et femmes qui y travail sont leur meilleur atout</text:p>
      <text:p text:style-name="P3"/>
      <text:p text:style-name="P4">⇒ gérer le personnel n’est pas une chose facile</text:p>
      <text:p text:style-name="P4"><text:tab/>- Comment trouver le bon niveau de salaire ?</text:p>
      <text:p text:style-name="P4"><text:tab/>- <text:span text:style-name="T1">Comment motiver les salariés ?</text:span></text:p>
      <text:p text:style-name="P4"/>
      <text:p text:style-name="P5">⇒ La f<text:span text:style-name="T4">on</text:span>ct<text:span text:style-name="T4">ion</text:span> RH doit essayer d’utiliser au mieux cette ressource : les hommes</text:p>
      <text:p text:style-name="P5"/>
      <text:p text:style-name="P15">La f<text:span text:style-name="T4">on</text:span>ct<text:span text:style-name="T4">ion</text:span> RH : quelle def pour quel enje<text:span text:style-name="T2">u</text:span>x</text:p>
      <text:p text:style-name="P15"/>
      <text:p text:style-name="P7">⇒ d<text:span text:style-name="T4">é</text:span>f<text:span text:style-name="T4">inition</text:span> :</text:p>
      <text:p text:style-name="P7">La f<text:span text:style-name="T4">on</text:span>ct<text:span text:style-name="T4">ion</text:span> RH fait en sorte que l’orga dispose du personnel nécessaire et que le personnel fasse de son mieux pour amélioré la perf de l’orga</text:p>
      <text:p text:style-name="P7"/>
      <text:p text:style-name="P8">⇒ quels enjeux ?</text:p>
      <text:p text:style-name="P8"><text:tab/>- p<text:span text:style-name="T3">lusieurs</text:span> niveaux :</text:p>
      <text:p text:style-name="P8"><text:tab/><text:tab/>-Sur le plan production, la fonction RH permet a l’entreprise de disposer un <text:tab/>personnel compétant qui pourra amélioré la productivité de l’entreprise</text:p>
      <text:p text:style-name="P8"/>
      <text:p text:style-name="P8"><text:tab/><text:tab/>-Sur le plan commercial la fonction RH va contribuer au recrutement du personnel <text:tab/><text:tab/> <text:s/>vente, efficace et motivé ⇒ vente amélioré</text:p>
      <text:p text:style-name="P8"/>
      <text:p text:style-name="P8"><text:tab/><text:tab/>-Sur le plan financé une bonne gestion va permettre de limité les dépenses lié au <text:tab/><text:tab/><text:tab/> <text:s/>salaire ⇒ salaire plus une dépense mais un investissement.</text:p>
      <text:p text:style-name="P8"/>
      <text:p text:style-name="P8"><text:tab/><text:tab/>- Sur le plan stratégique la fonction RH permet a l’entreprise de différencier la <text:tab/><text:tab/><text:tab/> <text:s/>concurrence.</text:p>
      <text:p text:style-name="P8"/>
      <text:p text:style-name="P16">La fonction RH quel taches ?</text:p>
      <text:p text:style-name="P16"/>
      <text:p text:style-name="P9">⇒ Le recrutement de salariés :</text:p>
      <text:p text:style-name="P9"><text:tab/>-recherche en adéquation entre les besoin de l’entreprise et les compétences d’un individu.</text:p>
      <text:p text:style-name="P10"><text:tab/>- en ayant repérer les besoins de l’entreprise en <text:s/>personnel, elle devra formuler ses attente et <text:tab/>les compétences nécessaire pour répondre précisément.</text:p>
      <text:p text:style-name="P10"/>
      <text:p text:style-name="P10"><text:tab/>-Une fois la fiche de poste rédigé</text:p>
      <text:p text:style-name="P10"><text:tab/><text:tab/>-le candidat sera sélectionner a la fois sur ses compétence actuelles mais aussi sur <text:tab/><text:tab/>celle qu’il pourra acquérir dans l’avenir si l’entreprise en a besoin.</text:p>
      <text:p text:style-name="P10"/>
      <text:p text:style-name="P11">⇒ Le service de paie des salaires :</text:p>
      <text:p text:style-name="P11"><text:tab/>-La rémunération a une double dimension :</text:p>
      <text:p text:style-name="P11"><text:tab/><text:tab/>-c’est un coût pour l’entreprise</text:p>
      <text:p text:style-name="P11"><text:tab/><text:tab/>-mais aussi un facteur de motivation pour le salarié.</text:p>
      <text:p text:style-name="P11"/>
      <text:p text:style-name="P6"><text:soft-page-break/><text:tab/>- <text:span text:style-name="T5">Le salaire est un l’équilibre de 2 forces :</text:span></text:p>
      <text:p text:style-name="P6"><text:tab/><text:tab/>-<text:span text:style-name="T5">hausse pour le salarié baisse pour l’entreprise</text:span></text:p>
      <text:p text:style-name="P6"><text:tab/><text:tab/>-<text:span text:style-name="T5">une parti du salaire peut dépendre des perform</text:span><text:span text:style-name="T7">a</text:span><text:span text:style-name="T5">nce</text:span><text:span text:style-name="T7">s</text:span></text:p>
      <text:p text:style-name="P6"><text:tab/><text:tab/>- <text:span text:style-name="T5">on peut aussi avoir des rémunération en <text:s/>nature</text:span></text:p>
      <text:p text:style-name="P6"/>
      <text:p text:style-name="P11">⇒ La gestion <text:span text:style-name="T6">p</text:span>révisionnelle de l’emploi et des compétences</text:p>
      <text:p text:style-name="P11"><text:tab/>-<text:span text:style-name="T8">La gestion du personnel ne se fait pas a un instant donné</text:span></text:p>
      <text:p text:style-name="P11"><text:tab/><text:tab/>-<text:span text:style-name="T9">La fonction Ressource Humaine doit prendre en compte les besoin futures de <text:tab/><text:tab/><text:tab/> l’entreprise.</text:span></text:p>
      <text:p text:style-name="P11"/>
      <text:p text:style-name="P11"><text:tab/>-<text:span text:style-name="T10">Des simulation sur le future de l’entreprise sont faites</text:span></text:p>
      <text:p text:style-name="P11"><text:tab/>-<text:span text:style-name="T10">pour mettre en évidence les besoin de l’entreprise</text:span></text:p>
      <text:p text:style-name="P11"/>
      <text:p text:style-name="P11"><text:tab/>-<text:span text:style-name="T10">La fonction Ressource Humaine défini les actions nécessaire pour combler les besoin</text:span></text:p>
      <text:p text:style-name="P11"><text:tab/><text:tab/>-<text:span text:style-name="T10">recrutement personnel extérieur</text:span></text:p>
      <text:p text:style-name="P11"><text:tab/><text:tab/>-<text:span text:style-name="T10">formation du personnel interne</text:span></text:p>
      <text:p text:style-name="P11"/>
      <text:p text:style-name="P12">⇒ L’amélioration des conditions de travail</text:p>
      <text:p text:style-name="P12"><text:tab/>-La gestion des conditions de travail concentré sur la gestion des risques et de la sécu du lieu <text:tab/>de travail</text:p>
      <text:p text:style-name="P12"><text:tab/><text:tab/>-objectif réduire les accidents et les maladie lié au travail</text:p>
      <text:p text:style-name="P12"><text:tab/><text:tab/>-cette approche en terme physique<text:span text:style-name="T11">ment</text:span> c’est transformer en approche psychologique</text:p>
      <text:p text:style-name="P12"><text:tab/><text:tab/>-moins salariés stresser ⇒ meilleur performance.</text:p>
      <text:p text:style-name="P11"/>
      <text:p text:style-name="P13">⇒ Quelle flexibilité pour le personnel ?</text:p>
      <text:p text:style-name="P13"/>
      <text:p text:style-name="P13">⇒ comme les autres fonction, la fonction Ressource Humaine est soumise a la flexibilité</text:p>
      <text:p text:style-name="P13"><text:tab/>- flexibiliser un processus de production est &lt;&lt;facile&gt;&gt;</text:p>
      <text:p text:style-name="P13"><text:tab/><text:tab/>-mais plus difficile de demander a des travailleurs d’arrêter de travailler</text:p>
      <text:p text:style-name="P13"/>
      <text:p text:style-name="P13">⇒ De nombreuse entreprise concentre leurs effort sur un noyau dur</text:p>
      <text:p text:style-name="P13"><text:tab/>-pour faire face au fluctuation de l’activité==&gt; appel aux intérimaires ou CDD</text:p>
      <text:p text:style-name="P13"><text:tab/><text:tab/>- Mais ce type de fonctionnement n’est pas sans limite</text:p>
      <text:p text:style-name="P13"><text:tab/><text:tab/>-il a pour effet de dev les travailleur précaire</text:p>
      <text:p text:style-name="P13"/>
      <text:p text:style-name="P13">⇒ recherche de motivation et flexibilité du personnel ⇒ pression croissante de l’entreprise et des salariés</text:p>
      <text:p text:style-name="P13"><text:tab/>-une certaine forme de pression possiblement positive sur la performance</text:p>
      <text:p text:style-name="P13"><text:tab/><text:tab/>- mais peut être trop néfaste</text:p>
      <text:p text:style-name="P13"/>
      <text:p text:style-name="P13">⇒ d’où dev du stresse</text:p>
      <text:p text:style-name="P13"/>
      <text:p text:style-name="P13">⇒ plus de 20 % des salarie = santé dégrader a cause du stresse au travailler</text:p>
      <text:p text:style-name="P13"><text:tab/>- cas plus extrême=suicid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04:20.998052578</meta:creation-date>
    <dc:date>2022-09-15T08:53:02.836060195</dc:date>
    <meta:editing-duration>PT48M35S</meta:editing-duration>
    <meta:editing-cycles>19</meta:editing-cycles>
    <meta:generator>LibreOffice/7.3.5.2$Linux_X86_64 LibreOffice_project/30$Build-2</meta:generator>
    <meta:document-statistic meta:table-count="0" meta:image-count="0" meta:object-count="0" meta:page-count="2" meta:paragraph-count="60" meta:word-count="607" meta:character-count="3720" meta:non-whitespace-character-count="3089"/>
  </office:meta>
</office:document-meta>
</file>